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Plantagenet Cherokee" svg:font-family="'Plantagenet Cherokee'" style:font-pitch="variable"/>
    <style:font-face style:name="Trajan Pro" svg:font-family="'Traja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48pt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Plantagenet Cherokee" fo:font-size="48pt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Plantagenet Cherokee"/>
    </style:style>
    <style:style style:name="P4" style:family="paragraph" style:parent-style-name="Standard">
      <style:paragraph-properties fo:text-align="center" style:justify-single-word="false"/>
      <style:text-properties style:font-name="Plantagenet Cherokee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Plantagenet Cherokee" fo:font-size="16pt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rajan Pro"/>
    </style:style>
    <style:style style:name="P9" style:family="paragraph" style:parent-style-name="Standard">
      <style:paragraph-properties fo:text-align="center" style:justify-single-word="false"/>
      <style:text-properties style:font-name="Trajan Pro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fo:color="#006699" style:text-line-through-style="none" style:font-name="Arial1" fo:font-size="8.25pt" fo:letter-spacing="normal" fo:font-style="normal" style:text-underline-style="solid" style:text-underline-width="auto" style:text-underline-color="font-color" fo:font-weight="normal" style:text-blinking="false"/>
    </style:style>
    <style:style style:name="T2" style:family="text">
      <style:text-properties fo:font-variant="normal" fo:text-transform="none" fo:color="#006699" style:text-line-through-style="none" style:font-name="Arial1" fo:font-size="8.25pt" fo:letter-spacing="normal" fo:font-style="normal" fo:font-weight="normal" style:text-blinking="false"/>
    </style:style>
    <style:style style:name="T3" style:family="text">
      <style:text-properties fo:font-variant="normal" fo:text-transform="none" fo:color="#006699" style:text-line-through-style="none" style:font-name="Arial1" fo:font-size="8.25pt" fo:letter-spacing="normal" fo:font-style="normal" style:text-blinking="false"/>
    </style:style>
    <style:style style:name="T4" style:family="text">
      <style:text-properties fo:font-variant="normal" fo:text-transform="none" fo:color="#006699" style:text-line-through-style="none" style:font-name="Arial1" fo:font-size="8.25pt" fo:letter-spacing="normal" style:text-blinking="false"/>
    </style:style>
    <style:style style:name="T5" style:family="text">
      <style:text-properties fo:font-variant="normal" fo:text-transform="none" fo:color="#006699" style:text-line-through-style="none" fo:letter-spacing="normal" style:text-underline-style="solid" style:text-underline-width="auto" style:text-underline-color="font-color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INFOME PRÁCTICA <text:s/>1</text:p>
      <text:p text:style-name="P3"/>
      <text:p text:style-name="P4">DESARROLLO DE SISTEMAS INFORMÁTICOS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SERGIO AFONSO GARCIA</text:p>
      <text:p text:style-name="P5">ALU3877</text:p>
      <text:p text:style-name="P5">3ºGRADO I. INFORMÁTICA</text:p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1"/></text:p>
      <text:p text:style-name="Standard"/>
      <text:p text:style-name="Standard"><text:soft-page-break/></text:p>
      <text:p text:style-name="P9">INSTALACION Y CONFIGURACION DEL ENTORNO DE TRABAJO PARA DJANGO Y RUBY ON RAILS</text:p>
      <text:p text:style-name="P8"/>
      <text:p text:style-name="P8"/>
      <text:p text:style-name="P8">En esta práctica comenzaremos configurando el entorno de trabajo para el desarrollo de las consiguientes práctica que compondrán la asignatura.</text:p>
      <text:p text:style-name="P8"/>
      <text:p text:style-name="P8">Anteriormente hemos instalado y configurado una máquina virtual mediante la plataforma VirtualBox. Esta máquina consistirá en un servidor Ubuntu donde instalaremos solo estrictamente las aplicaciones necesarias, <text:s/>ya que al ser un servidor web, es decir, público, evitaremos posibles agujeros de seguridad.</text:p>
      <text:p text:style-name="P8"/>
      <text:p text:style-name="P8">Los editores que instalaremos serán el Vim con mejoras para Rails y Django, o tambiéb un IDE ( Aptana Studio) que nos permitirá gestionar los proyectos de software en los entornos Django y Ruby on Rails.</text:p>
      <text:p text:style-name="P8"/>
      <text:p text:style-name="P8">Aptana Studio es un IDE basado en Eclipse específico para el desarrollo de aplicaciones Web que permite gestionar proyectos Web, PHP, Rails, Ruby, PyDev, Django.</text:p>
      <text:p text:style-name="P8"/>
      <text:p text:style-name="P8">Mediante la ejecución de un script aportado por el profesor la instalacion de las distintas aplicaciones de hiso muy sencilla.</text:p>
      <text:p text:style-name="P8"/>
      <text:p text:style-name="P8">En dicho script aparecen las principales herramientas que utilizaremos a lo largo de la asignatura y que más adelante se explicarán con más detalle.</text:p>
      <text:p text:style-name="P8"/>
      <text:p text:style-name="P8">Por último, y dado que no se encuantra en el sript de instalación, debemos instalar la aplicación “Django” de forma manual , es decir, descargando la app de su sitio web o mediante el comando “apt-get install”.</text:p>
      <text:p text:style-name="P8"/>
      <text:p text:style-name="P8">En cuanto a la instalación el principal incoveniente es que una ve instalada y confirugada la máquina virtual afloraban diversos fallos por los cuales debía reinstalar una nueva imagen, ya sea porque no accedia a internet o por algún fichero de configuracion no instalado correct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Lucida Sans1" svg:font-family="'Lucida Sans'" style:font-family-generic="swiss"/>
    <style:font-face style:name="Plantagenet Cherokee" svg:font-family="'Plantagenet Cherokee'" style:font-pitch="variable"/>
    <style:font-face style:name="Trajan Pro" svg:font-family="'Traja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4:59:18</meta:creation-date>
    <dc:date>2013-09-05T11:01:26</dc:date>
    <meta:editing-duration>PT17M46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2" meta:paragraph-count="14" meta:word-count="275" meta:character-count="1762"/>
  </office:meta>
</office:document-meta>
</file>